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7591" officeooo:paragraph-rsid="000a7591"/>
    </style:style>
    <style:style style:name="P2" style:family="paragraph" style:parent-style-name="Standard">
      <style:text-properties officeooo:rsid="000a7591" officeooo:paragraph-rsid="000b6e85"/>
    </style:style>
    <style:style style:name="P3" style:family="paragraph" style:parent-style-name="Standard">
      <style:text-properties officeooo:rsid="000a7591" officeooo:paragraph-rsid="000b6e85"/>
    </style:style>
    <style:style style:name="P4" style:family="paragraph" style:parent-style-name="Standard">
      <style:text-properties officeooo:rsid="000d0018" officeooo:paragraph-rsid="000d0018"/>
    </style:style>
    <style:style style:name="T1" style:family="text">
      <style:text-properties officeooo:rsid="000b6e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1 – Decission trees</text:p>
      <text:p text:style-name="P1"/>
      <text:p text:style-name="P2"><text:tab/><text:span text:style-name="T1">Primero hay que aprender lo que es un decision tree, y como organizarlo.</text:span></text:p>
      <text:p text:style-name="P2">https://www.youtube.com/watch?v=ZVR2Way4nwQ </text:p>
      <text:p text:style-name="P2"/>
      <text:p text:style-name="P4">Tema 2 – Linear regression</text:p>
      <text:p text:style-name="P4"/>
      <text:p text:style-name="P4"><text:tab/>Todo lo dado en calculo, es bastante sencillo</text:p>
      <text:p text:style-name="P4"/>
      <text:p text:style-name="P4">Tema 3 – Logistic regression</text:p>
      <text:p text:style-name="P4"/>
      <text:p text:style-name="P4"><text:tab/>Aprender otros tipos de fitings que no son lineales.</text:p>
      <text:p text:style-name="P4"/>
      <text:p text:style-name="P4">Perceptron: </text:p>
      <text:p text:style-name="P4">https://www.youtube.com/watch?v=OFbnpY_k7js&amp;t=92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3:48:05.086016688</meta:creation-date>
    <dc:date>2025-03-17T20:10:11.060086718</dc:date>
    <meta:editing-duration>PT3H12M1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9" meta:word-count="45" meta:character-count="355" meta:non-whitespace-character-count="311"/>
  </office:meta>
</office:document-meta>
</file>